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settings.xml" manifest:media-type="text/xml"/>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80.55pt"/>
    </style:style>
    <style:style style:name="co2" style:family="table-column">
      <style:table-column-properties fo:break-before="auto" style:column-width="233.09pt"/>
    </style:style>
    <style:style style:name="co3" style:family="table-column">
      <style:table-column-properties fo:break-before="auto" style:column-width="343.5pt"/>
    </style:style>
    <style:style style:name="co4" style:family="table-column">
      <style:table-column-properties fo:break-before="auto" style:column-width="88.75pt"/>
    </style:style>
    <style:style style:name="co5" style:family="table-column">
      <style:table-column-properties fo:break-before="auto" style:column-width="64.26pt"/>
    </style:style>
    <style:style style:name="co6" style:family="table-column">
      <style:table-column-properties fo:break-before="auto" style:column-width="175.29pt"/>
    </style:style>
    <style:style style:name="co7" style:family="table-column">
      <style:table-column-properties fo:break-before="auto" style:column-width="73.05pt"/>
    </style:style>
    <style:style style:name="co8" style:family="table-column">
      <style:table-column-properties fo:break-before="auto" style:column-width="201.66pt"/>
    </style:style>
    <style:style style:name="co9" style:family="table-column">
      <style:table-column-properties fo:break-before="auto" style:column-width="192.36pt"/>
    </style:style>
    <style:style style:name="co10" style:family="table-column">
      <style:table-column-properties fo:break-before="auto" style:column-width="64.01pt"/>
    </style:style>
    <style:style style:name="ro1" style:family="table-row">
      <style:table-row-properties style:row-height="20.1pt" fo:break-before="auto" style:use-optimal-row-height="false"/>
    </style:style>
    <style:style style:name="ro2" style:family="table-row">
      <style:table-row-properties style:row-height="12.8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5"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number-columns-repeated="1020" table:default-cell-style-name="ce2"/>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number-rows-repeated="2">
          <table:table-cell table:number-columns-repeated="1024"/>
        </table:table-row>
        <table:table-row table:style-name="ro1">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nulus</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1">
          <table:table-cell office:value-type="string" calcext:value-type="string">
            <text:p>applied</text:p>
          </table:table-cell>
          <table:table-cell office:value-type="string" calcext:value-type="string">
            <text:p>لاگو</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1">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1">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1">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1">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1">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1">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office:annotation draw:style-name="gr1" draw:text-style-name="P2" svg:width="81.67pt" svg:height="28.09pt" svg:x="395.63pt" svg:y="4647.51pt" draw:caption-point-x="-15.39pt" draw:caption-point-y="-2597.05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1">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1">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1">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1">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1">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1">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1">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2" draw:text-style-name="P2" svg:width="81.67pt" svg:height="61.68pt" svg:x="395.63pt" svg:y="13603.83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1">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1">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1">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1">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9" office:value-type="string" calcext:value-type="string">
            <office:annotation draw:style-name="gr1" draw:text-style-name="P2" svg:width="82.18pt" svg:height="28.09pt" svg:x="628.24pt" svg:y="8872.13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cle</text:p>
          </table:table-cell>
          <table:table-cell office:value-type="string" calcext:value-type="string">
            <text:p>چکر</text:p>
          </table:table-cell>
          <table:table-cell table:number-columns-repeated="1022"/>
        </table:table-row>
        <table:table-row table:style-name="ro1">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1">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1">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1">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1">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1">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1">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form: first order differential form</text:p>
          </table:table-cell>
          <table:table-cell office:value-type="string" calcext:value-type="string">
            <text:p>ایک رتبی تفرقی روپ</text:p>
          </table:table-cell>
          <table:table-cell table:number-columns-repeated="1022"/>
        </table:table-row>
        <table:table-row table:style-name="ro1">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mension</text:p>
          </table:table-cell>
          <table:table-cell office:value-type="string" calcext:value-type="string">
            <text:p>بُعد</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1">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1">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1">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1">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1">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1">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1">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4" office:value-type="string" calcext:value-type="string">
            <text:p>رتبہ اول ت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um</text:p>
          </table:table-cell>
          <table:table-cell office:value-type="string" calcext:value-type="string">
            <text:p>ہیلیم</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st order (polynomial term)</text:p>
          </table:table-cell>
          <table:table-cell table:style-name="ce13" office:value-type="string" calcext:value-type="string">
            <text:p>اعضم درجہ</text:p>
          </table:table-cell>
          <table:table-cell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1">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1">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1">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1">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1">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1">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1">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ndulum</text:p>
          </table:table-cell>
          <table:table-cell office:value-type="string" calcext:value-type="string">
            <text:p>لٹک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1">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1">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1">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1">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1">
          <table:table-cell office:value-type="string" calcext:value-type="string">
            <text:p>radium</text:p>
          </table:table-cell>
          <table:table-cell office:value-type="string" calcext:value-type="string">
            <text:p>ریڈ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1">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text:p>
          </table:table-cell>
          <table:table-cell office:value-type="string" calcext:value-type="string">
            <text:p>آمدنی، منافع، لاگت</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1">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1">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1">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um</text:p>
          </table:table-cell>
          <table:table-cell office:value-type="string" calcext:value-type="string">
            <text:p>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text:p>
          </table:table-cell>
          <table:table-cell office:value-type="string" calcext:value-type="string">
            <text:p>فولاد</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1">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1">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table:number-columns-repeated="1023"/>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1">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1">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6325">
          <table:table-cell table:number-columns-repeated="1024"/>
        </table:table-row>
        <table:table-row table:style-name="ro2" table:number-rows-repeated="8">
          <table:table-cell table:number-columns-repeated="1024"/>
        </table:table-row>
        <table:table-row table:style-name="ro2">
          <table:table-cell table:number-columns-repeated="1024"/>
        </table:table-row>
      </table:table>
      <table:table table:name="symbols" table:style-name="ta1" table:print="false">
        <table:table-column table:style-name="co6" table:default-cell-style-name="ce31"/>
        <table:table-column table:style-name="co7" table:default-cell-style-name="ce32"/>
        <table:table-column table:style-name="co8" table:default-cell-style-name="ce33"/>
        <table:table-column table:style-name="co5" table:default-cell-style-name="ce34"/>
        <table:table-column table:style-name="co9" table:default-cell-style-name="ce35"/>
        <table:table-column table:style-name="co5"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9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9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6.46pt" draw:z-index="4" draw:style-name="gr3" draw:text-style-name="P3" svg:width="39.74pt" svg:height="15.05pt" svg:x="22.08pt" svg:y="13.83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3.66pt" draw:z-index="5" draw:style-name="gr3" draw:text-style-name="P3" svg:width="39.49pt" svg:height="15.05pt" svg:x="64.29pt" svg:y="11.03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9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9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11pt" draw:z-index="8" draw:style-name="gr3" draw:text-style-name="P3" svg:width="14.34pt" svg:height="15.05pt" svg:x="18.26pt" svg:y="22.45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4.66pt" draw:z-index="10" draw:style-name="gr3" draw:text-style-name="P3" svg:width="12.76pt" svg:height="15.08pt" svg:x="21.29pt" svg:y="2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11pt" draw:z-index="12" draw:style-name="gr3" draw:text-style-name="P3" svg:width="14.34pt" svg:height="15.05pt" svg:x="29.74pt" svg:y="22.45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2-25">00/00/0000</text:date>, <text:time style:data-style-name="N2" text:time-value="11:19:57.12952855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02-25T12:07:26.797861595</dc:date>
    <meta:editing-duration>P58DT8H57M29S</meta:editing-duration>
    <meta:editing-cycles>2609</meta:editing-cycles>
    <meta:generator>LibreOffice/6.0.7.3$Linux_x86 LibreOffice_project/00m0$Build-3</meta:generator>
    <meta:document-statistic meta:table-count="2" meta:cell-count="473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